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Symbol"/>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paragraph-properties fo:margin-left="0.5in">
        <style:tab-stops/>
      </style:paragraph-properties>
    </style:style>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paragraph-properties fo:margin-left="1in">
        <style:tab-stops/>
      </style:paragraph-properties>
    </style:style>
    <style:style style:name="P15" style:parent-style-name="Textbody" style:family="paragraph">
      <style:paragraph-properties fo:margin-left="1in">
        <style:tab-stops/>
      </style:paragraph-properties>
    </style:style>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T28" style:parent-style-name="DefaultParagraphFont" style:family="text">
      <style:text-properties style:font-name="Wingdings" style:font-name-asian="Wingdings" style:font-name-complex="Wingdings"/>
    </style:style>
    <style:style style:name="P29" style:parent-style-name="Textbody" style:family="paragraph"/>
    <style:style style:name="P30" style:parent-style-name="Textbody" style:family="paragraph"/>
  </office:automatic-styles>
  <office:body>
    <office:text text:use-soft-page-breaks="true">
      <text:h text:style-name="P1" text:outline-level="1">Meeting<text:s/>Agenda</text:h>
      <text:p text:style-name="Textbody">Location:<text:s/>Linsen</text:p>
      <text:p text:style-name="Textbody">Date:<text:s/>Tisdag, 2012-05-08</text:p>
      <text:p text:style-name="Textbody">Time:<text:s/>16.00-17.30</text:p>
      <text:p text:style-name="Textbody">Facilitator:<text:s/><text:span text:style-name="T2">Madeleine Appert</text:span></text:p>
      <text:p text:style-name="Textbody">Participants: Madeleine Appert, Cecilia Edwall, Isabelle Frölich, Johan<text:s/>Gustavsson</text:p>
      <text:p text:style-name="Textbody"/>
      <text:list text:style-name="LFO1" text:continue-numbering="true">
        <text:list-item>
          <text:p text:style-name="P3">Objectives (5 min)</text:p>
        </text:list-item>
      </text:list>
      <text:p text:style-name="Textbody">With todays metting we aim to discuss:</text:p>
      <text:list text:style-name="LFO2" text:continue-numbering="true">
        <text:list-item>
          <text:p text:style-name="P4">The current status of the project.</text:p>
        </text:list-item>
        <text:list-item>
          <text:p text:style-name="P5">Determine what is left to be done</text:p>
        </text:list-item>
        <text:list-item>
          <text:p text:style-name="P6">Assign that workload upon the members of the group</text:p>
        </text:list-item>
        <text:list-item>
          <text:p text:style-name="P7">Plan meeting for later this week.<text:s/></text:p>
        </text:list-item>
      </text:list>
      <text:p text:style-name="P8"/>
      <text:list text:style-name="LFO1" text:continue-numbering="true">
        <text:list-item>
          <text:p text:style-name="P9">Reports (15 min)</text:p>
        </text:list-item>
      </text:list>
      <text:list text:style-name="LFO3" text:continue-numbering="true">
        <text:list-item>
          <text:p text:style-name="P10">Madeleine – Deque and Cards are done. Might have to adjust a little bit depending on how the current classes work with the gui and rest of program. I have started making the graphical representation for the cards in the GUI.</text:p>
        </text:list-item>
        <text:list-item>
          <text:p text:style-name="P11">Johan – GUI is pretty much done. Small things missing, mainly things we will notice<text:s/>upon further development, but current status feels good.<text:s/></text:p>
        </text:list-item>
        <text:list-item>
          <text:p text:style-name="P12">Isabelle – I have added a few methods to the class Board that are essential. I have implemented the code so that the program requests the user how many players will be active in new game before commencing. The game also responds to that and sets the board up according to number of players.<text:s/></text:p>
        </text:list-item>
        <text:list-item>
          <text:p text:style-name="P13">Cecilia – I have been sick and unable to work that much. I am currently working ahead, making the first view of the program, also adding more items to the menu, including a set of game rules.<text:s/></text:p>
        </text:list-item>
      </text:list>
      <text:p text:style-name="P14"/>
      <text:p text:style-name="P15">We are all working on testcode for the code that has been written.<text:s/></text:p>
      <text:list text:style-name="LFO1" text:continue-numbering="true">
        <text:list-item>
          <text:p text:style-name="P16">Discussion items (35 min)</text:p>
          <text:list text:continue-numbering="true">
            <text:list-item>
              <text:p text:style-name="P17">Determine what’s left.</text:p>
            </text:list-item>
          </text:list>
        </text:list-item>
      </text:list>
      <text:list text:style-name="LFO4" text:continue-numbering="true">
        <text:list-item>
          <text:p text:style-name="P18">Bugs – Find and fix!</text:p>
        </text:list-item>
        <text:list-item>
          <text:p text:style-name="P19">Player entering goal – will program notice? What will happen!?</text:p>
        </text:list-item>
        <text:list-item>
          <text:p text:style-name="P20">Make program change players.<text:s/></text:p>
        </text:list-item>
        <text:list-item>
          <text:p text:style-name="P21">Timer goes to -1.</text:p>
        </text:list-item>
        <text:list-item>
          <text:p text:style-name="P22">After timer is done, the “Has mission been completed” need to become visual.</text:p>
        </text:list-item>
      </text:list>
      <text:list text:style-name="LFO1" text:continue-numbering="true">
        <text:list-item>
          <text:list>
            <text:list-item>
              <text:p text:style-name="P23"/>
            </text:list-item>
          </text:list>
        </text:list-item>
        <text:list-item>
          <text:p text:style-name="P24">Outcomes and assignments (5 min)</text:p>
        </text:list-item>
      </text:list>
      <text:list text:style-name="LFO5" text:continue-numbering="true">
        <text:list-item>
          <text:list>
            <text:list-item>
              <text:p text:style-name="P25">Madeleine will continue with the Cards GUI and writing her test<text:s/>code<text:s/>(Deque, Card, Mission).</text:p>
            </text:list-item>
            <text:list-item>
              <text:p text:style-name="P26">Cecilia<text:s/>will handle the program being updated on if a player has passed through the virtual finish line. She will also handle the first view of program and add menuItem with game rules. She will also write test<text:s/>code (Piece, Team).<text:s/></text:p>
            </text:list-item>
            <text:list-item>
              <text:p text:style-name="P27">Isabelle – Make it work.<text:s/><text:span text:style-name="T28"></text:span><text:s/>And write<text:s/>test<text:s/>code (Tile, Board).<text:s/></text:p>
            </text:list-item>
            <text:list-item>
              <text:p text:style-name="P29">Johan – make it work. Check for bugs.</text:p>
            </text:list-item>
          </text:list>
        </text:list-item>
      </text:list>
      <text:list text:style-name="LFO1" text:continue-numbering="true">
        <text:list-item>
          <text:p text:style-name="P30">Wrap up</text:p>
        </text:list-item>
      </text:list>
      <text:p text:style-name="Textbody">1. Next meeting will take place<text:s/>on Thursday after meeting with Joakim.</text:p>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Nimbus Sans L"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sv" style:country-asian="SE" style:language-complex="ar" style:country-complex="SA" style:text-combine="none" fo:hyphenate="true"/>
    </style:default-style>
    <style:style style:name="Heading1" style:display-name="Heading 1" style:family="paragraph" style:parent-style-name="Title"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1in" text:min-label-width="0.25in"/>
        <style:text-properties style:font-name="Symbol"/>
      </text:list-level-style-bullet>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lla</meta:initial-creator>
    <dc:creator>Madeleine Appert</dc:creator>
    <meta:creation-date>2012-05-08T14:41:00Z</meta:creation-date>
    <dc:date>2012-05-08T14:43:00Z</dc:date>
    <meta:template xlink:href="Normal" xlink:type="simple"/>
    <meta:editing-cycles>3</meta:editing-cycles>
    <meta:editing-duration>PT420S</meta:editing-duration>
    <meta:user-defined meta:name="Info 1"/>
    <meta:user-defined meta:name="Info 2"/>
    <meta:user-defined meta:name="Info 3"/>
    <meta:user-defined meta:name="Info 4"/>
    <meta:document-statistic meta:page-count="2" meta:paragraph-count="4" meta:word-count="339" meta:character-count="2136" meta:row-count="15" meta:non-whitespace-character-count="1801"/>
  </office:meta>
</office:document-meta>
</file>